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language="pt" fo:country="PT"/>
    </style:style>
    <style:style style:name="P2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language="pt" fo:country="PT" officeooo:paragraph-rsid="001957f6"/>
    </style:style>
    <style:style style:name="P3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language="pt" fo:country="PT" officeooo:paragraph-rsid="001d0358"/>
    </style:style>
    <style:style style:name="P4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12pt" fo:language="pt" fo:country="PT" style:font-size-asian="12pt" style:font-size-complex="12pt"/>
    </style:style>
    <style:style style:name="T1" style:family="text">
      <style:text-properties style:font-name="Liberation Mono" fo:font-size="12pt" officeooo:rsid="001957f6" style:font-name-asian="Noto Sans Mono CJK SC" style:font-size-asian="12pt" style:font-name-complex="Liberation Mono" style:font-size-complex="12pt"/>
    </style:style>
    <style:style style:name="T2" style:family="text">
      <style:text-properties style:font-name="Liberation Mono" fo:font-size="12pt" officeooo:rsid="001b14d8" style:font-name-asian="Noto Sans Mono CJK SC" style:font-size-asian="12pt" style:font-name-complex="Liberation Mono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957f6" style:font-size-asian="12pt" style:font-size-complex="12pt"/>
    </style:style>
    <style:style style:name="T5" style:family="text">
      <style:text-properties fo:font-size="12pt" officeooo:rsid="001b14d8" style:font-size-asian="12pt" style:font-size-complex="12pt"/>
    </style:style>
    <style:style style:name="T6" style:family="text">
      <style:text-properties fo:font-size="12pt" officeooo:rsid="001d0358" style:font-size-asian="12pt" style:font-size-complex="12pt"/>
    </style:style>
    <style:style style:name="T7" style:family="text">
      <style:text-properties style:font-name="Liberation Mono" fo:font-size="12pt" style:font-size-asian="12pt" style:font-size-complex="12pt"/>
    </style:style>
    <style:style style:name="T8" style:family="text">
      <style:text-properties style:font-name="Liberation Mono" fo:font-size="12pt" officeooo:rsid="001957f6" style:font-size-asian="12pt" style:font-size-complex="12pt"/>
    </style:style>
    <style:style style:name="T9" style:family="text">
      <style:text-properties style:font-name="Liberation Mono" fo:font-size="12pt" officeooo:rsid="001b14d8" style:font-size-asian="12pt" style:font-size-complex="12pt"/>
    </style:style>
    <style:style style:name="T10" style:family="text">
      <style:text-properties style:font-name="Liberation Mono" fo:font-size="12pt" officeooo:rsid="001b91a9" style:font-size-asian="12pt" style:font-size-complex="12pt"/>
    </style:style>
    <style:style style:name="T11" style:family="text">
      <style:text-properties style:font-name="Liberation Mono" fo:font-size="12pt" officeooo:rsid="001c5115" style:font-size-asian="12pt" style:font-size-complex="12pt"/>
    </style:style>
    <style:style style:name="T12" style:family="text">
      <style:text-properties style:font-name="Liberation Mono" fo:font-size="12pt" officeooo:rsid="001d0358" style:font-size-asian="12pt" style:font-size-complex="12pt"/>
    </style:style>
    <style:style style:name="T13" style:family="text">
      <style:text-properties style:font-name="Liberation Mono" fo:font-size="12pt" style:font-name-asian="Noto Sans Mono CJK SC" style:font-size-asian="12pt" style:font-name-complex="Liberation Mono" style:font-size-complex="12pt"/>
    </style:style>
    <style:style style:name="T14" style:family="text">
      <style:text-properties style:font-name="Liberation Mono" fo:font-size="12pt" officeooo:rsid="001957f6" style:font-name-asian="Noto Sans Mono CJK SC" style:font-size-asian="12pt" style:font-name-complex="Liberation Mono" style:font-size-complex="12pt"/>
    </style:style>
    <style:style style:name="T15" style:family="text">
      <style:text-properties style:font-name="Liberation Mono" fo:font-size="12pt" officeooo:rsid="001b14d8" style:font-name-asian="Noto Sans Mono CJK SC" style:font-size-asian="12pt" style:font-name-complex="Liberation Mono" style:font-size-complex="12pt"/>
    </style:style>
    <style:style style:name="T16" style:family="text">
      <style:text-properties style:font-name="Liberation Mono" fo:font-size="12pt" officeooo:rsid="001b91a9" style:font-name-asian="Noto Sans Mono CJK SC" style:font-size-asian="12pt" style:font-name-complex="Liberation Mono" style:font-size-complex="12pt"/>
    </style:style>
    <style:style style:name="T17" style:family="text">
      <style:text-properties style:font-name="Liberation Mono" fo:font-size="12pt" officeooo:rsid="001c5115" style:font-name-asian="Noto Sans Mono CJK SC" style:font-size-asian="12pt" style:font-name-complex="Liberation Mono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tw-target-text4"/><text:span text:style-name="T3">O código cria uma nova chave no TPM para fins de atesta</text:span><text:span text:style-name="T5">ç</text:span><text:span text:style-name="T2">ão e faz a conversão da leitura da parte pública dessa chave para uma chave pública RSA</text:span><text:span text:style-name="T3">. </text:span><text:span text:style-name="T7">A chave privada é usada para assinatura e somente a chave pública correspondente pode verificar a assinatura.</text:span></text:p>
      <text:p text:style-name="P2"><text:bookmark text:name="tw-target-text"/><text:span text:style-name="T3">O processo de atestar um TPM envolve gerar um desafio, fazer com que o TPM o assine u</text:span><text:span text:style-name="T6">tilizando</text:span><text:span text:style-name="T3"> </text:span><text:span text:style-name="T6">de seus recursos de assinatura interna com a</text:span><text:span text:style-name="T3"> Chave de Atestado (AK) e, em seguida, verificar o desafio </text:span><text:span text:style-name="T4">através</text:span><text:span text:style-name="T1"> de uma entidade externa utilizando a </text:span><text:span text:style-name="T3">assina</text:span><text:span text:style-name="T4">tura</text:span><text:span text:style-name="T3"> para garantir a integridade do TPM.</text:span><text:bookmark text:name="tw-target-text1"/><text:span text:style-name="T3"> </text:span><text:span text:style-name="T4">Essa entidade externa</text:span><text:span text:style-name="T7"> verifica a assinatura usando a chave pública RSA correspondente à chave de atestado. Se a verificação for bem-sucedida, indica que o TPM assinou corretamente o desafio. </text:span><text:bookmark text:name="tw-target-text2"/><text:span text:style-name="T7">A etapa de verificação é crucial para a </text:span><text:span text:style-name="T10">atestaç</text:span><text:span text:style-name="T16">ão</text:span><text:span text:style-name="T7">, </text:span><text:span text:style-name="T8">j</text:span><text:span text:style-name="T1">á que se </text:span><text:span text:style-name="T7">for bem sucedida, ela garante que </text:span><text:span text:style-name="T11">n</text:span><text:span text:style-name="T17">ão houve adulteração n</text:span><text:span text:style-name="T7">o TPM possui a chave privada</text:span><text:span text:style-name="T13"> </text:span><text:span text:style-name="T7">correspondente à chave de atestado e </text:span><text:span text:style-name="T8">que suas chaves</text:span><text:span text:style-name="T7"> </text:span><text:span text:style-name="T8">est</text:span><text:span text:style-name="T1">ão em</text:span><text:span text:style-name="T7"> um estado </text:span><text:span text:style-name="T9">confi</text:span><text:span text:style-name="T2">ável para</text:span><text:span text:style-name="T7"> realizar operações criptográficas.</text:span></text:p>
      <text:p text:style-name="P2"><text:span text:style-name="T12">O </text:span><text:span text:style-name="T7">algoritmo de assinatura e o algoritmo de hash a serem usados </text:span><text:span text:style-name="T12">n</text:span><text:span text:style-name="T7">este caso </text:span><text:span text:style-name="T12">foram o </text:span><text:span text:style-name="T7">esquema de assinatura RSA </text:span><text:span text:style-name="T12">e</text:span><text:span text:style-name="T7"> SHA-256 </text:span><text:span text:style-name="T12">respectivamente</text:span><text:span text:style-name="T7">.</text:span></text:p>
      <text:p text:style-name="P2"><text:span text:style-name="T8">O </text:span><text:span text:style-name="T7">atestado pode ser usado em vários cenários, como no atestado remoto para estabelecer confiança entre dispositivos remotos ou em um processo de inicialização seguro para atestar que a plataforma inicializa a partir de um estado confiável.</text:span></text:p>
      <text:p text:style-name="P1"><text:span text:style-name="T7"/></text:p>
      <text:p text:style-name="P1"><text:span text:style-name="T7"/></text:p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6:22:04.306675321</meta:creation-date>
    <dc:date>2023-12-04T19:39:37.321525859</dc:date>
    <meta:editing-duration>PT6M38S</meta:editing-duration>
    <meta:editing-cycles>1</meta:editing-cycles>
    <meta:document-statistic meta:table-count="0" meta:image-count="0" meta:object-count="0" meta:page-count="1" meta:paragraph-count="4" meta:word-count="229" meta:character-count="1376" meta:non-whitespace-character-count="1151"/>
    <meta:generator>LibreOffice/7.3.7.2$Linux_X86_64 LibreOffice_project/30$Build-2</meta:generator>
  </office:meta>
</office:document-meta>
</file>